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4" table:default-cell-style-name="Default"/>
        <table:table-column table:style-name="co6" table:default-cell-style-name="ce104"/>
        <table:table-column table:style-name="co7" table:default-cell-style-name="ce104"/>
        <table:table-column table:style-name="co8" table:default-cell-style-name="ce113"/>
        <table:table-column table:style-name="co9" table:default-cell-style-name="Default"/>
        <table:table-column table:style-name="co10" table:default-cell-style-name="Default"/>
        <table:table-column table:style-name="co11" table:default-cell-style-name="ce71"/>
        <table:table-column table:style-name="co12" table:default-cell-style-name="Default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6" table:number-columns-repeated="2" table:default-cell-style-name="ce113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7" table:default-cell-style-name="ce113"/>
        <table:table-column table:style-name="co16" table:default-cell-style-name="ce113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/>
          <table:table-cell table:style-name="ce63"/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9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B <text:s/>FINAL GRADES</text:p>
          </table:table-cell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5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and take-home exams must be submitted as printed deliverables</text:p>
          </table:table-cell>
          <table:table-cell table:number-columns-repeated="3"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4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4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20" office:value-type="string" calcext:value-type="string">
            <text:p>FINAL</text:p>
          </table:table-cell>
          <table:table-cell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4"/>
          <table:table-cell table:style-name="ce20" office:value-type="string" calcext:value-type="string">
            <text:p>GRADE</text:p>
          </table:table-cell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4"/>
          <table:table-cell table:style-name="ce20" office:value-type="string" calcext:value-type="string">
            <text:p>SEP</text:p>
          </table:table-cell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5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1" office:value-type="string" calcext:value-type="string">
            <text:p>Fer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5]; [.K15];[.M15];[.O15])" office:value-type="float" office:value="8.85" calcext:value-type="float">
            <text:p>8.9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1" office:value-type="string" calcext:value-type="string">
            <text:p>Ashley</text:p>
          </table:table-cell>
          <table:table-cell table:style-name="ce71"/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16" table:formula="of:=AVERAGE([.I16]; [.K16];[.M16];[.O16])" office:value-type="float" office:value="9.6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Ashle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1" office:value-type="string" calcext:value-type="string">
            <text:p>Manuel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7]; [.K17];[.M17];[.O17])" office:value-type="float" office:value="8.675" calcext:value-type="float">
            <text:p>8.7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9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4" office:value-type="float" office:value="8.2" calcext:value-type="float">
            <text:p>8.2</text:p>
          </table:table-cell>
          <table:table-cell table:style-name="ce135"/>
          <table:table-cell table:style-name="ce49"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Man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1" office:value-type="string" calcext:value-type="string">
            <text:p>Sireni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8]; [.K18];[.M18];[.O18])" office:value-type="float" office:value="9.2" calcext:value-type="float">
            <text:p>9.2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table:style-name="ce39"/>
          <table:table-cell table:style-name="ce74" office:value-type="float" office:value="8.7" calcext:value-type="float">
            <text:p>8.7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Siren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1" office:value-type="string" calcext:value-type="string">
            <text:p>Zuri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9]; [.K19];[.M19];[.O19])" office:value-type="float" office:value="9.425" calcext:value-type="float">
            <text:p>9.4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Z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1" office:value-type="string" calcext:value-type="string">
            <text:p>Oswaldo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0]; [.K20];[.M20];[.O20])" office:value-type="float" office:value="8.7" calcext:value-type="float">
            <text:p>8.7</text:p>
          </table:table-cell>
          <table:table-cell/>
          <table:table-cell table:style-name="ce74" office:value-type="float" office:value="8.1" calcext:value-type="float">
            <text:p>8.1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Oswald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2" office:value-type="string" calcext:value-type="string">
            <text:p>Renata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93"/>
          <table:table-cell table:style-name="ce16" table:formula="of:=AVERAGE([.I21]; [.K21];[.M21];[.O21])" office:value-type="float" office:value="8.625" calcext:value-type="float">
            <text:p>8.6</text:p>
          </table:table-cell>
          <table:table-cell table:style-name="ce119"/>
          <table:table-cell table:style-name="ce33" office:value-type="float" office:value="8.3" calcext:value-type="float">
            <text:p>8.3</text:p>
          </table:table-cell>
          <table:table-cell table:style-name="ce39"/>
          <table:table-cell table:style-name="ce33" office:value-type="float" office:value="9.1" calcext:value-type="float">
            <text:p>9.1</text:p>
          </table:table-cell>
          <table:table-cell table:style-name="ce38"/>
          <table:table-cell table:style-name="ce58" office:value-type="float" office:value="8.2" calcext:value-type="float">
            <text:p>8.2</text:p>
          </table:table-cell>
          <table:table-cell table:style-name="ce135"/>
          <table:table-cell table:style-name="ce50" office:value-type="float" office:value="8.9" calcext:value-type="float">
            <text:p>8.9</text:p>
          </table:table-cell>
          <table:table-cell/>
          <table:table-cell table:style-name="ce72" office:value-type="string" calcext:value-type="string">
            <text:p>Renat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1" office:value-type="string" calcext:value-type="string">
            <text:p>Sofi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/>
          <table:table-cell table:style-name="ce16" table:formula="of:=AVERAGE([.I22]; [.K22];[.M22];[.O22])" office:value-type="float" office:value="9.15" calcext:value-type="float">
            <text:p>9.2</text:p>
          </table:table-cell>
          <table:table-cell table:style-name="ce113"/>
          <table:table-cell table:style-name="ce74" office:value-type="float" office:value="8.9" calcext:value-type="float">
            <text:p>8.9</text:p>
          </table:table-cell>
          <table:table-cell table:style-name="ce39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1" office:value-type="string" calcext:value-type="string">
            <text:p>Nad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3]; [.K23];[.M23];[.O23])" office:value-type="float" office:value="9.2" calcext:value-type="float">
            <text:p>9.2</text:p>
          </table:table-cell>
          <table:table-cell/>
          <table:table-cell table:style-name="ce62" office:value-type="float" office:value="9.2" calcext:value-type="float">
            <text:p>9.2</text:p>
          </table:table-cell>
          <table:table-cell table:style-name="ce39"/>
          <table:table-cell table:style-name="ce62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a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1" office:value-type="string" calcext:value-type="string">
            <text:p>Daniel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4]; [.K24];[.M24];[.O24])" office:value-type="float" office:value="9.25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39"/>
          <table:table-cell table:style-name="ce74" office:value-type="float" office:value="9.1" calcext:value-type="float">
            <text:p>9.1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Danie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1" office:value-type="string" calcext:value-type="string">
            <text:p>Dorian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16" table:formula="of:=AVERAGE([.I25]; [.K25];[.M25];[.O25])" office:value-type="float" office:value="8.125" calcext:value-type="float">
            <text:p>8.1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Dori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1" office:value-type="string" calcext:value-type="string">
            <text:p>Samuel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16" table:formula="of:=AVERAGE([.I26]; [.K26];[.M26];[.O26])" office:value-type="float" office:value="8.5" calcext:value-type="float">
            <text:p>8.5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table:style-name="ce39"/>
          <table:table-cell table:style-name="ce74" office:value-type="float" office:value="8" calcext:value-type="float">
            <text:p>8.0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am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1" office:value-type="string" calcext:value-type="string">
            <text:p>Mellie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7]; [.K27];[.M27];[.O27])" office:value-type="float" office:value="8.725" calcext:value-type="float">
            <text:p>8.7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39"/>
          <table:table-cell table:style-name="ce74" office:value-type="float" office:value="7.7" calcext:value-type="float">
            <text:p>7.7</text:p>
          </table:table-cell>
          <table:table-cell table:style-name="ce35"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49"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Mel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1" office:value-type="string" calcext:value-type="string">
            <text:p>Paco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8]; [.K28];[.M28];[.O28])" office:value-type="float" office:value="8.875" calcext:value-type="float">
            <text:p>8.9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8" calcext:value-type="float">
            <text:p>8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Pac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11" office:value-type="string" calcext:value-type="string">
            <text:p>Selene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74"/>
          <table:table-cell table:style-name="ce16" table:formula="of:=AVERAGE([.I29]; [.K29];[.M29];[.O29])" office:value-type="float" office:value="9.7" calcext:value-type="float">
            <text:p>9.7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11" office:value-type="string" calcext:value-type="string">
            <text:p>Sele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1" office:value-type="string" calcext:value-type="string">
            <text:p>Abby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30]; [.K30];[.M30];[.O30])" office:value-type="float" office:value="9.325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62"/>
          <table:table-cell table:style-name="ce62" office:value-type="float" office:value="9.6" calcext:value-type="float">
            <text:p>9.6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1" office:value-type="string" calcext:value-type="string">
            <text:p>Mariel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16" table:formula="of:=AVERAGE([.I31]; [.K31];[.M31];[.O31])" office:value-type="float" office:value="8.275" calcext:value-type="float">
            <text:p>8.3</text:p>
          </table:table-cell>
          <table:table-cell/>
          <table:table-cell table:style-name="ce62" office:value-type="float" office:value="8.5" calcext:value-type="float">
            <text:p>8.5</text:p>
          </table:table-cell>
          <table:table-cell table:style-name="ce62"/>
          <table:table-cell table:style-name="ce62" office:value-type="float" office:value="8.2" calcext:value-type="float">
            <text:p>8.2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135"/>
          <table:table-cell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Mari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1" office:value-type="string" calcext:value-type="string">
            <text:p>Alina</text:p>
          </table:table-cell>
          <table:table-cell table:style-name="ce71"/>
          <table:table-cell table:style-name="ce71" office:value-type="float" office:value="10" calcext:value-type="float">
            <text:p>10</text:p>
          </table:table-cell>
          <table:table-cell table:style-name="ce74" office:value-type="string" calcext:value-type="string">
            <text:p>*</text:p>
          </table:table-cell>
          <table:table-cell table:style-name="ce16" table:formula="of:=AVERAGE([.I32]; [.K32];[.M32];[.O32])" office:value-type="float" office:value="9.4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62"/>
          <table:table-cell table:style-name="ce62" office:value-type="float" office:value="8.8" calcext:value-type="float">
            <text:p>8.8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Ali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 table:number-columns-repeated="3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 table:number-columns-repeated="3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* ==&gt; grade boost for total class performanc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as normal</text:p>
          </table:table-cell>
          <table:table-cell table:number-columns-repeated="4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5T21:38:58.096972966</dc:date>
    <meta:editing-duration>P2DT19H56M54S</meta:editing-duration>
    <meta:editing-cycles>557</meta:editing-cycles>
    <meta:generator>LibreOffice/7.3.7.2$Linux_X86_64 LibreOffice_project/30$Build-2</meta:generator>
    <meta:print-date>2025-04-27T20:36:00.263830672</meta:print-date>
    <meta:document-statistic meta:table-count="1" meta:cell-count="194" meta:object-count="0"/>
  </office:meta>
</office:document-meta>
</file>